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71d43" fo:padding="0in" fo:border="none"/>
    </style:style>
    <style:style style:name="P3" style:family="paragraph" style:parent-style-name="Standard">
      <style:paragraph-properties fo:margin-left="0in" fo:margin-right="0in" style:line-height-at-least="0.2083in" fo:text-indent="0in" style:auto-text-indent="false"/>
      <style:text-properties officeooo:paragraph-rsid="0015fd9d"/>
    </style:style>
    <style:style style:name="P4"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71d43"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for use</text:p>
      <text:p text:style-name="P2">MONOCRYL™</text:p>
      <text:p text:style-name="P2">Violet Monofilament</text:p>
      <text:p text:style-name="P2">(Poliglecaprone 25) Suture</text:p>
      <text:p text:style-name="P2">SYNTHETIC ABSORBABLE SUTURE, U.S.P.,</text:p>
      <text:p text:style-name="P2">EXCEPT FOR DIAMETER</text:p>
      <text:p text:style-name="P2">DESCRIPTION</text:p>
      <text:p text:style-name="P2">MONOCRYL™ (Poliglecaprone 25) Suture is a monofilament synthetic absorbable surgical suture prepared from a copolymer of glycolide and epsilon-caprolactone. Poliglecaprone 25 copolymer has been found to be nonantigenic, nonpyrogenic and elicits only a slight tissue reaction during absorption.</text:p>
      <text:p text:style-name="P2">MONOCRYL™ Sutures are U.S.P. except for diameters in the following sizes:</text:p>
      <text:p text:style-name="P2">MAXIMUM SUTURE OVERSIZE IN DIAMETER (mm) FROM U.S.P.</text:p>
      <text:p text:style-name="P2">U.S.P. SUTURE</text:p>
      <text:p text:style-name="P2">SIZE DESIGNATION</text:p>
      <text:p text:style-name="P2">6-0</text:p>
      <text:p text:style-name="P2">5-0</text:p>
      <text:p text:style-name="P2">4-0</text:p>
      <text:p text:style-name="P2">3-0</text:p>
      <text:p text:style-name="P2">2-0</text:p>
      <text:p text:style-name="P2">0</text:p>
      <text:p text:style-name="P2">1</text:p>
      <text:p text:style-name="P2">2ˇMAXIMUM OVERSIZE </text:p>
      <text:p text:style-name="P2">(mm) </text:p>
      <text:p text:style-name="P2">0.049</text:p>
      <text:p text:style-name="P2">0.033</text:p>
      <text:p text:style-name="P2">0.045</text:p>
      <text:p text:style-name="P2">0.067</text:p>
      <text:p text:style-name="P2">0.055</text:p>
      <text:p text:style-name="P2">0.088</text:p>
      <text:p text:style-name="P2">0.066</text:p>
      <text:p text:style-name="P2">0.099</text:p>
      <text:p text:style-name="P1">Page: 3</text:p>
      <text:p text:style-name="P4">INDICATIONS</text:p>
      <text:p text:style-name="P4">MONOCRYL™ Sutures are indicated for use in general soft tissue approximation and/or ligation, but not for use in cardiovascular or neurological tissues, microsurgery or ophthalmic surgery.</text:p>
      <text:p text:style-name="P4">ACTIONS</text:p>
      <text:p text:style-name="P4">MONOCRYL™ Suture is a monofilament which elicits a minimal acute inflammatory reaction in tissues and ingrowth of fibrous connective tissue. Progressive loss of tensile strength and eventual absorption of MONOCRYL™ Sutures occurs by means of hydrolysis. Absorption begins as a loss of tensile strength followed by a loss of mass. Implantation studies in rats indicate that MONOCRYL™ Suture retains approximately 60 to 70% of its original strength 7 days post implantation, and approximately 30 to 40% of its original tensile strength at 14 days post implantation. Essentially all of the original tensile strength is lost by 28 days post <text:soft-page-break/>implantation. Absorption of MONOCRYL™ Absorbable Synthetic Suture is essentially complete between 91 and 119 days.</text:p>
      <text:p text:style-name="P4"><text:line-break/>DAYS IMPLANTATION</text:p>
      <text:p text:style-name="P4">7 DAYS14 DAYS</text:p>
      <text:p text:style-name="P4">APPROXIMATE % ORIGINAL STRENGTH REMAINING </text:p>
      <text:p text:style-name="P4">60 TO 70%30 TO 40%</text:p>
      <text:p text:style-name="P4">CONTRAINDICATIONS</text:p>
      <text:p text:style-name="P4">This suture, being absorbable, should not be used where extended approximation of tissue under stress is required.</text:p>
      <text:p text:style-name="P4">WARNINGS</text:p>
      <text:p text:style-name="P4">Users should be familiar with surgical procedures and techniques involving absorbable sutures before employing MONOCRYL™ Suture for wound closure, as risk of wound dehiscence may vary with the site of application and the suture material used. Physicians should consider the in vivo performance (under ACTIONS section) when selecting a suture for use in patients. The use of this suture may be inappropriate in elderly, malnourished, or debilitated patients, or in patients suffering from conditions which may delay wound healing.</text:p>
      <text:p text:style-name="P4">Do not resterilize. Discard opened packages and unused sutures.</text:p>
      <text:p text:style-name="P4">As with any foreign body, prolonged contact of any suture with salt solutions, such as those found in the urinary or biliary tracts, may result in calculus formation. As an absorbable suture, MONOCRYL™ Suture may act transiently as a foreign body. Acceptable surgical practice should be followed for the management of contaminated or infected wounds.</text:p>
      <text:p text:style-name="P4">As this is an absorbable suture material, the use of supplemental nonabsorbable sutures should be considered by the surgeon in the closure of the sites which may undergo expansion, stretching or distention, or which may require additional support.</text:p>
      <text:p text:style-name="P4">PRECAUTIONS</text:p>
      <text:p text:style-name="P4">Skin sutures which must remain in place longer than 7 days may cause localized irritation and should be snipped off or removed as indicated. Subcuticular sutures should be placed as deeply as possible to minimize the erythema and induration normally associated with absorption.<text:line-break/>Under some circumstances, notably orthopaedic procedures, immobilization of joints by external support may be employed at the discretion of the surgeon. Consideration should be taken in the use of absorbable sutures in tissue with poor blood supply as suture extrusion and delayed absorption may occur.</text:p>
      <text:p text:style-name="P4">In handling this or any other suture material, care should be taken to avoid damage from handling. Avoid crushing or crimping damage due to application of surgical instruments such as forceps or needle holders.</text:p>
      <text:p text:style-name="P4">MONOCRYL™ Suture knots must be properly placed to be secure. Adequate knot security requires the accepted surgical technique of flat and square ties with additional throws as warranted by surgical circumstance and the experience of the surgeon. The use of additional throws may be particularly appropriate when knotting monofilaments.</text:p>
      <text:p text:style-name="P4">Avoid prolonged exposure to elevated temperature.</text:p>
      <text:p text:style-name="P4">To avoid damaging needle points and swage areas, grasp the needle in an area one-third (1/3) to one-half (1/2) of the distance from the swaged end to the point. Reshaping needles may cause them to lose strength and be less resistant to bending and breaking. Users should <text:soft-page-break/>exercise caution when handling surgical needles to avoid inadvertent needle sticks. Discard used needles in “sharps” containers.</text:p>
      <text:p text:style-name="P4">ADVERSE REACTIONS</text:p>
      <text:p text:style-name="P4">Adverse effects associated with the use of synthetic absorbable sutures include wound dehiscence, failure to provide adequate wound support in closure of the sites where expansion, stretching, or distension occur, failure to provide adequate wound support in elderly, malnourished or debilitated patients or in patients suffering from conditions which may delay wound healing, infection, minimal acute inflammatory tissue reaction, localized irritation when skin sutures are left in place for greater than 7 days, suture extrusion and delayed absorption in tissue with poor blood supply, calculi formation in urinary and biliary tracts when prolonged contact with salt solutions such as urine and bile occurs, and transitory local irritation at the wound site. Broken needles may result in extended or additional surgeries or residual foreign bodies. Inadvertent needle sticks with contaminated surgical needles may result in the transmission of bloodborne pathogens.</text:p>
      <text:p text:style-name="P4">HOW SUPPLIED</text:p>
      <text:p text:style-name="P4">MONOCRYL™ Sutures are available as sterile, monofilament, dyed (violet) strands in sizes 6-0 through 2 (metric sizes 0.7-5), in a variety of lengths, with or without needles.</text:p>
      <text:p text:style-name="P4">MONOCRYL™ Sutures are also available in sizes 3-0 through 1 (metric sizes 2-4) attached to CONTROL RELEASE™ removable needles.</text:p>
      <text:p text:style-name="P4">MONOCRYL™ Sutures are available in one and three dozen box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45:57.175702371</dc:date>
    <dc:creator>alex </dc:creator>
    <meta:editing-duration>PT36M37S</meta:editing-duration>
    <meta:editing-cycles>10</meta:editing-cycles>
    <meta:generator>LibreOffice/4.3.2.2$Linux_x86 LibreOffice_project/edfb5295ba211bd31ad47d0bad0118690f76407d</meta:generator>
    <meta:document-statistic meta:table-count="0" meta:image-count="0" meta:object-count="0" meta:page-count="3" meta:paragraph-count="57" meta:word-count="896" meta:character-count="5990" meta:non-whitespace-character-count="5147"/>
  </office:meta>
</office:document-meta>
</file>